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Arial2" svg:font-family="Arial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1.003cm" fo:margin-left="0.36cm" fo:margin-right="0.36cm" table:align="margins" style:may-break-between-rows="false" style:writing-mode="lr-tb"/>
    </style:style>
    <style:style style:name="Таблица1.A" style:family="table-column">
      <style:table-column-properties style:column-width="3.226cm" style:rel-column-width="19210*"/>
    </style:style>
    <style:style style:name="Таблица1.B" style:family="table-column">
      <style:table-column-properties style:column-width="5.059cm" style:rel-column-width="30129*"/>
    </style:style>
    <style:style style:name="Таблица1.C" style:family="table-column">
      <style:table-column-properties style:column-width="2.72cm" style:rel-column-width="16196*"/>
    </style:style>
    <style:style style:name="Таблица1.1" style:family="table-row">
      <style:table-row-properties fo:keep-together="always"/>
    </style:style>
    <style:style style:name="Таблица1.A1.1" style:family="table-row">
      <style:table-row-properties style:row-height="0.529cm" fo:keep-together="always"/>
    </style:style>
    <style:style style:name="Таблица1.A1.1.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A1.2" style:family="table-row">
      <style:table-row-properties style:row-height="0.512cm" fo:keep-together="always"/>
    </style:style>
    <style:style style:name="Таблица1.A1.1.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A1.3" style:family="table-row">
      <style:table-row-properties style:row-height="1.782cm" fo:keep-together="always"/>
    </style:style>
    <style:style style:name="Таблица1.A1.1.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A1.2.3" style:family="table-cell">
      <style:table-cell-properties style:vertical-align="bottom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Таблица1.C1" style:family="table-cell">
      <style:table-cell-properties style:vertical-align="bottom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2" style:family="table-row">
      <style:table-row-properties style:min-row-height="1.032cm" fo:keep-together="always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Таблица1.3" style:family="table-row">
      <style:table-row-properties style:min-row-height="1.242cm" fo:keep-together="always"/>
    </style:style>
    <style:style style:name="Таблица1.B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4" style:family="table-row">
      <style:table-row-properties style:min-row-height="0.217cm" fo:keep-together="always"/>
    </style:style>
    <style:style style:name="Таблица1.A4" style:family="table-cell">
      <style:table-cell-properties style:vertical-align="top" fo:background-color="#bbbbdd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" style:family="table">
      <style:table-properties style:width="11.005cm" fo:margin-left="0.36cm" fo:margin-right="0.36cm" table:align="margins" style:writing-mode="lr-tb"/>
    </style:style>
    <style:style style:name="Таблица2.A" style:family="table-column">
      <style:table-column-properties style:column-width="3.209cm" style:rel-column-width="19108*"/>
    </style:style>
    <style:style style:name="Таблица2.B" style:family="table-column">
      <style:table-column-properties style:column-width="4.438cm" style:rel-column-width="26424*"/>
    </style:style>
    <style:style style:name="Таблица2.C" style:family="table-column">
      <style:table-column-properties style:column-width="3.358cm" style:rel-column-width="20003*"/>
    </style:style>
    <style:style style:name="Таблица2.1" style:family="table-row">
      <style:table-row-properties fo:keep-together="always"/>
    </style:style>
    <style:style style:name="Таблица2.A1.1" style:family="table-column">
      <style:table-column-properties style:column-width="7.646cm" style:rel-column-width="45532*"/>
    </style:style>
    <style:style style:name="Таблица2.A1.1" style:family="table-row">
      <style:table-row-properties style:row-height="1.801cm" fo:keep-together="always"/>
    </style:style>
    <style:style style:name="Таблица2.A1.1.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2.A1.2" style:family="table-row">
      <style:table-row-properties style:row-height="0.512cm" fo:keep-together="always"/>
    </style:style>
    <style:style style:name="Таблица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A1.3" style:family="table-row">
      <style:table-row-properties style:row-height="1.475cm" fo:keep-together="always"/>
    </style:style>
    <style:style style:name="Таблица2.A1.1.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A1.4" style:family="table-row">
      <style:table-row-properties style:row-height="0.427cm" fo:keep-together="always"/>
    </style:style>
    <style:style style:name="Таблица2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2.2" style:family="table-row">
      <style:table-row-properties style:min-row-height="1.372cm" fo:keep-together="always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.3" style:family="table-row">
      <style:table-row-properties style:min-row-height="0.55cm" fo:keep-together="always"/>
    </style:style>
    <style:style style:name="Таблица2.A3" style:family="table-cell">
      <style:table-cell-properties style:vertical-align="top" fo:background-color="#bbbbdd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ing_20_6">
      <style:paragraph-properties style:snap-to-layout-grid="false"/>
      <style:text-properties style:use-window-font-color="true" fo:font-size="12pt" fo:language="ru" fo:country="RU" fo:font-style="italic" fo:font-weight="bold" style:font-name-asian="Times New Roman" style:font-size-asian="12pt" style:language-asian="zxx" style:country-asian="none" style:font-style-asian="italic" style:font-weight-asian="bold" style:font-name-complex="Tahoma" style:font-size-complex="10pt" style:language-complex="ar" style:country-complex="SA" style:font-style-complex="italic" style:font-weight-complex="bold"/>
    </style:style>
    <style:style style:name="P2" style:family="paragraph" style:parent-style-name="Standard">
      <style:paragraph-properties style:snap-to-layout-grid="false"/>
      <style:text-properties style:use-window-font-color="true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style:font-name="Tahoma" fo:font-size="10pt" fo:language="ru" fo:country="RU" style:font-name-asian="Times New Roman" style:font-size-asian="10pt" style:language-asian="zxx" style:country-asian="none" style:font-name-complex="Tahoma" style:font-size-complex="10pt" style:language-complex="ar" style:country-complex="S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4.255cm"/>
        </style:tab-stops>
      </style:paragraph-properties>
      <style:text-properties style:use-window-font-color="true" style:font-name="Tahoma" fo:font-size="10pt" fo:language="ru" fo:country="RU" style:font-name-asian="Times New Roman" style:font-size-asian="10pt" style:language-asian="zxx" style:country-asian="none" style:font-name-complex="Tahoma" style:font-size-complex="10pt" style:language-complex="ar" style:country-complex="S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style:use-window-font-color="true" style:font-name="Tahoma" fo:font-size="10pt" fo:language="ru" fo:country="RU" fo:font-style="italic" fo:font-weight="bold" style:font-name-asian="Times New Roman" style:font-size-asian="10pt" style:language-asian="zxx" style:country-asian="none" style:font-style-asian="italic" style:font-weight-asian="bold" style:font-name-complex="Tahoma" style:font-size-complex="10pt" style:language-complex="ar" style:country-complex="SA" style:font-style-complex="italic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font-size="10pt" fo:language="en" fo:country="US" style:font-name-asian="Times New Roman" style:font-size-asian="10pt" style:language-asian="zxx" style:country-asian="none" style:font-name-complex="Tahoma" style:font-size-complex="10pt" style:language-complex="ar" style:country-complex="S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use-window-font-color="true" style:font-name="Tahoma" fo:font-size="10pt" fo:language="en" fo:country="US" style:font-name-asian="Times New Roman" style:font-size-asian="10pt" style:language-asian="zxx" style:country-asian="none" style:font-name-complex="Tahoma" style:font-size-complex="10pt" style:language-complex="ar" style:country-complex="SA"/>
    </style:style>
    <style:style style:name="P10" style:family="paragraph" style:parent-style-name="Heading_20_5">
      <style:paragraph-properties style:snap-to-layout-grid="false"/>
      <style:text-properties style:use-window-font-color="true" fo:font-size="22pt" fo:language="ru" fo:country="RU" fo:text-shadow="1pt 1pt" fo:font-weight="bold" style:font-name-asian="Times New Roman" style:font-size-asian="22pt" style:language-asian="zxx" style:country-asian="none" style:font-weight-asian="bold" style:font-name-complex="Tahoma" style:font-size-complex="10pt" style:language-complex="ar" style:country-complex="SA" style:font-weight-complex="bold"/>
    </style:style>
    <style:style style:name="P11" style:family="paragraph" style:parent-style-name="Heading_20_5">
      <style:paragraph-properties style:snap-to-layout-grid="false">
        <style:tab-stops>
          <style:tab-stop style:position="3.655cm" style:type="center"/>
          <style:tab-stop style:position="5.583cm"/>
        </style:tab-stops>
      </style:paragraph-properties>
    </style:style>
    <style:style style:name="P12" style:family="paragraph" style:parent-style-name="Standard">
      <style:paragraph-properties fo:margin-left="-0.272cm" fo:margin-right="0cm" fo:text-align="start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3" style:family="paragraph" style:parent-style-name="Heading_20_8">
      <style:paragraph-properties style:snap-to-layout-grid="false"/>
      <style:text-properties fo:color="#000080" fo:font-size="14pt" fo:language="ru" fo:country="RU" fo:font-weight="bold" officeooo:rsid="00211187" officeooo:paragraph-rsid="00211187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color="#ff0000" style:font-name="Tahoma" fo:font-size="12pt" fo:language="ru" fo:country="RU" fo:font-style="italic" fo:text-shadow="1pt 1pt" fo:font-weight="bold" officeooo:rsid="00221a09" style:font-name-asian="Times New Roman" style:font-size-asian="12pt" style:language-asian="zxx" style:country-asian="none" style:font-style-asian="italic" style:font-weight-asian="bold" style:font-name-complex="Tahoma" style:font-size-complex="10pt" style:language-complex="ar" style:country-complex="SA" style:font-style-complex="italic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color="#ff0000" style:font-name="Tahoma" fo:font-size="12pt" fo:language="en" fo:country="US" fo:font-style="italic" fo:font-weight="bold" officeooo:rsid="002f4d0c" officeooo:paragraph-rsid="002f4d0c" style:font-name-asian="Times New Roman" style:font-size-asian="12pt" style:language-asian="zxx" style:country-asian="none" style:font-style-asian="italic" style:font-weight-asian="bold" style:font-name-complex="Tahoma" style:font-size-complex="10pt" style:language-complex="ar" style:country-complex="SA" style:font-style-complex="italic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color="#ff0000" style:font-name="Tahoma" fo:font-size="10pt" fo:language="ru" fo:country="RU" fo:font-style="italic" fo:font-weight="bold" officeooo:rsid="00221a09" officeooo:paragraph-rsid="00221a09" style:font-name-asian="Times New Roman" style:font-size-asian="10pt" style:language-asian="zxx" style:country-asian="none" style:font-style-asian="italic" style:font-weight-asian="bold" style:font-name-complex="Tahoma" style:font-size-complex="10pt" style:language-complex="ar" style:country-complex="SA" style:font-style-complex="italic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4.255cm"/>
        </style:tab-stops>
      </style:paragraph-properties>
      <style:text-properties style:use-window-font-color="true" style:font-name="Tahoma" fo:font-size="10pt" fo:language="ru" fo:country="RU" style:font-name-asian="Times New Roman" style:font-size-asian="10pt" style:language-asian="zxx" style:country-asian="none" style:font-name-complex="Tahoma" style:font-size-complex="10pt" style:language-complex="ar" style:country-complex="SA"/>
    </style:style>
    <style:style style:name="P18" style:family="paragraph" style:parent-style-name="Heading_20_4" style:master-page-name="Standard">
      <style:paragraph-properties style:page-number="auto"/>
    </style:style>
    <style:style style:name="T1" style:family="text">
      <style:text-properties fo:color="#ff0000" fo:font-size="10pt" fo:language="en" fo:country="US" fo:text-shadow="none" fo:font-weight="bold" style:font-name-asian="Times New Roman" style:font-size-asian="10pt" style:language-asian="zxx" style:country-asian="none" style:font-weight-asian="bold" style:font-name-complex="Tahoma" style:font-size-complex="10pt" style:language-complex="ar" style:country-complex="SA" style:font-weight-complex="bold"/>
    </style:style>
    <style:style style:name="T2" style:family="text">
      <style:text-properties fo:color="#ff0000" fo:font-size="10pt" fo:language="en" fo:country="US" fo:text-shadow="none" fo:font-weight="bold" officeooo:rsid="00221a09" style:font-name-asian="Times New Roman" style:font-size-asian="10pt" style:language-asian="zxx" style:country-asian="none" style:font-weight-asian="bold" style:font-name-complex="Tahoma" style:font-size-complex="10pt" style:language-complex="ar" style:country-complex="SA" style:font-weight-complex="bold"/>
    </style:style>
    <style:style style:name="T3" style:family="text">
      <style:text-properties fo:color="#ff0000" fo:font-size="10pt" fo:language="en" fo:country="US" fo:text-shadow="none" fo:font-weight="bold" officeooo:rsid="0028cb32" style:font-name-asian="Times New Roman" style:font-size-asian="10pt" style:language-asian="zxx" style:country-asian="none" style:font-weight-asian="bold" style:font-name-complex="Tahoma" style:font-size-complex="10pt" style:language-complex="ar" style:country-complex="SA" style:font-weight-complex="bold"/>
    </style:style>
    <style:style style:name="T4" style:family="text">
      <style:text-properties style:use-window-font-color="true" fo:font-size="10pt" fo:language="ru" fo:country="RU" fo:text-shadow="none" fo:font-weight="bold" style:font-name-asian="Times New Roman" style:font-size-asian="10pt" style:language-asian="zxx" style:country-asian="none" style:font-weight-asian="bold" style:font-name-complex="Tahoma" style:font-size-complex="10pt" style:language-complex="ar" style:country-complex="SA" style:font-weight-complex="bold"/>
    </style:style>
    <style:style style:name="T5" style:family="text">
      <style:text-properties style:use-window-font-color="true" style:font-name="Tahoma" fo:font-size="14pt" fo:language="ru" fo:country="RU" style:font-name-asian="Times New Roman" style:font-size-asian="14pt" style:language-asian="zxx" style:country-asian="none" style:font-name-complex="Tahoma" style:font-size-complex="10pt" style:language-complex="ar" style:country-complex="SA"/>
    </style:style>
    <style:style style:name="T6" style:family="text">
      <style:text-properties fo:color="#000080" style:font-name="Tahoma" fo:font-size="16pt" fo:language="ru" fo:country="RU" fo:font-weight="bold" officeooo:rsid="00221a09" style:font-name-asian="Times New Roman" style:font-size-asian="16pt" style:language-asian="zxx" style:country-asian="none" style:font-weight-asian="bold" style:font-name-complex="Tahoma" style:font-size-complex="10pt" style:language-complex="ar" style:country-complex="SA" style:font-weight-complex="bold"/>
    </style:style>
    <style:style style:name="T7" style:family="text">
      <style:text-properties officeooo:rsid="002614fc"/>
    </style:style>
    <style:style style:name="T8" style:family="text">
      <style:text-properties officeooo:rsid="00267436"/>
    </style:style>
    <style:style style:name="T9" style:family="text">
      <style:text-properties officeooo:rsid="0027d3ec"/>
    </style:style>
    <style:style style:name="T10" style:family="text">
      <style:text-properties officeooo:rsid="00291285"/>
    </style:style>
    <style:style style:name="fr1" style:family="graphic" style:parent-style-name="OLE">
      <style:graphic-properties fo:margin-left="0cm" fo:margin-right="0cm" style:vertical-pos="top" style:vertical-rel="paragraph" style:horizontal-pos="center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draw:ole-draw-aspect="1" draw:visible-area-width="2.393cm" draw:visible-area-height="2.299cm"/>
    </style:style>
    <style:style style:name="fr2" style:family="graphic" style:parent-style-name="OLE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draw:ole-draw-aspect="1" draw:visible-area-width="2.393cm" draw:visible-area-height="2.2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number-columns-spanned="2">
            <table:table table:is-sub-table="true">
              <table:table-column table:style-name="Таблица1.A"/>
              <table:table-column table:style-name="Таблица1.B"/>
              <table:table-row table:style-name="Таблица1.A1.1">
                <table:table-cell table:style-name="Таблица1.A1.1.1" table:number-columns-spanned="2" office:value-type="string">
                  <text:p text:style-name="P14"><text:span text:style-name="T7">[LASTNAME]</text:span></text:p>
                </table:table-cell>
                <table:covered-table-cell/>
              </table:table-row>
              <table:table-row table:style-name="Таблица1.A1.2">
                <table:table-cell table:style-name="Таблица1.A1.1.2" table:number-columns-spanned="2" office:value-type="string">
                  <text:p text:style-name="P15">[FIRSTNAME] [MIDDLENAME]</text:p>
                </table:table-cell>
                <table:covered-table-cell/>
              </table:table-row>
              <table:table-row table:style-name="Таблица1.A1.3">
                <table:table-cell table:style-name="Таблица1.A1.1.3" office:value-type="string">
                  <text:p text:style-name="P4">фото</text:p>
                </table:table-cell>
                <table:table-cell table:style-name="Таблица1.A1.2.3" office:value-type="string">
                  <text:p text:style-name="P6">Должность:</text:p>
                </table:table-cell>
              </table:table-row>
            </table:table>
          </table:table-cell>
          <table:covered-table-cell/>
          <table:table-cell table:style-name="Таблица1.C1" office:value-type="string">
            <text:p text:style-name="P12"/>
            <text:p text:style-name="P8"><draw:frame draw:style-name="fr1" draw:name="Объект1" text:anchor-type="char" svg:width="2.353cm" svg:height="2.528cm" draw:z-index="1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Таблица1.2">
          <table:table-cell table:style-name="Таблица1.A1.1.2" office:value-type="string">
            <text:p text:style-name="P2"/>
          </table:table-cell>
          <table:table-cell table:style-name="Таблица1.B2" table:number-columns-spanned="2" office:value-type="string">
            <text:p text:style-name="P16"><text:span text:style-name="T10">[POSITION]</text:span></text:p>
          </table:table-cell>
          <table:covered-table-cell/>
        </table:table-row>
        <table:table-row table:style-name="Таблица1.3">
          <table:table-cell table:style-name="Таблица1.A1.1.2" office:value-type="string">
            <text:p text:style-name="P4"/>
          </table:table-cell>
          <table:table-cell table:style-name="Таблица1.B3" table:number-columns-spanned="2" office:value-type="string">
            <text:p text:style-name="P5">Председатель</text:p>
            <text:p text:style-name="P5">Правления<text:tab/> /Л.В.Саранская/</text:p>
          </table:table-cell>
          <table:covered-table-cell/>
        </table:table-row>
        <table:table-row table:style-name="Таблица1.4">
          <table:table-cell table:style-name="Таблица1.A4" table:number-columns-spanned="3" office:value-type="string">
            <text:p text:style-name="P13">Акционерное общество Банк «Пермь»</text:p>
          </table:table-cell>
          <table:covered-table-cell/>
          <table:covered-table-cell/>
        </table:table-row>
      </table:table>
      <text:p text:style-name="P3"/>
      <text:p text:style-name="P7"><text:span text:style-name="T9">[REPORT_DATE_TIME]</text:span> размер пропуска (таблицы) – 110 х 60 мм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number-columns-spanned="2">
            <table:table table:is-sub-table="true">
              <table:table-column table:style-name="Таблица2.A1.1"/>
              <table:table-row table:style-name="Таблица2.A1.1">
                <table:table-cell table:style-name="Таблица2.A1.1.1" office:value-type="string">
                  <text:p text:style-name="P10">ПРОПУСК</text:p>
                </table:table-cell>
              </table:table-row>
              <table:table-row table:style-name="Таблица2.A1.2">
                <table:table-cell table:style-name="Таблица2.A1.1.2" office:value-type="string">
                  <text:p text:style-name="P1"><text:bookmark-start text:name="_1109074646"/>Центральный офис<text:bookmark-end text:name="_1109074646"/></text:p>
                </table:table-cell>
              </table:table-row>
              <table:table-row table:style-name="Таблица2.A1.3">
                <table:table-cell table:style-name="Таблица2.A1.1.3" office:value-type="string">
                  <text:p text:style-name="P11"><text:span text:style-name="T4">Выдан </text:span><text:span text:style-name="T3">[REPORT_DATE]</text:span></text:p>
                </table:table-cell>
              </table:table-row>
              <table:table-row table:style-name="Таблица2.A1.4">
                <table:table-cell table:style-name="Таблица2.A1.1.3" office:value-type="string">
                  <text:p text:style-name="P4"/>
                </table:table-cell>
              </table:table-row>
            </table:table>
          </table:table-cell>
          <table:covered-table-cell/>
          <table:table-cell table:style-name="Таблица2.C1" office:value-type="string">
            <text:p text:style-name="P8"><draw:frame draw:style-name="fr2" draw:name="Объект2" text:anchor-type="char" svg:x="-0.141cm" svg:y="0.106cm" svg:width="3.228cm" svg:height="3.496cm" draw:z-index="0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Таблица2.2">
          <table:table-cell table:style-name="Таблица2.A2" office:value-type="string">
            <text:p text:style-name="P4"/>
          </table:table-cell>
          <table:table-cell table:style-name="Таблица2.B2" office:value-type="string">
            <text:p text:style-name="P4"/>
          </table:table-cell>
          <table:table-cell table:style-name="Таблица2.C2" office:value-type="string">
            <text:p text:style-name="P8"><text:span text:style-name="T5">№ </text:span><text:span text:style-name="T6">260</text:span></text:p>
          </table:table-cell>
        </table:table-row>
        <table:table-row table:style-name="Таблица2.3">
          <table:table-cell table:style-name="Таблица2.A3" table:number-columns-spanned="3" office:value-type="string">
            <text:p text:style-name="P13">Акционерное общество Банк «Пермь»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Arial2" svg:font-family="Arial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ru" fo:country="RU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1.501cm" style:auto-text-indent="false" fo:keep-with-next="always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2pt" style:font-name-asian="Lucida Sans Unicode1" style:font-family-asian="'Lucida Sans Unicode'" style:font-pitch-asian="variable" style:font-size-asian="12pt" style:font-name-complex="Tahoma3" style:font-family-complex="Tahoma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35cm" fo:margin-bottom="0.212cm" loext:contextual-spacing="false" fo:text-align="start" style:justify-single-word="false" fo:text-indent="0cm" style:auto-text-indent="false">
        <style:tab-stops>
          <style:tab-stop style:position="1cm"/>
        </style:tab-stops>
      </style:paragraph-properties>
      <style:text-properties fo:font-weight="bold" style:letter-kerning="true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ahoma" fo:font-family="Tahoma" style:font-family-generic="swiss" style:font-pitch="variable" fo:text-shadow="1pt 1pt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ahoma" fo:font-family="Tahoma" style:font-family-generic="swiss" style:font-pitch="variable" fo:font-size="13pt" fo:font-weight="bold" style:font-size-asian="13pt" style:font-weight-asian="bold" style:font-name-complex="Tahoma" style:font-family-complex="Tahoma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 style:font-weight-complex="bold"/>
    </style:style>
    <style:style style:name="List" style:family="paragraph" style:parent-style-name="Text_20_body" style:class="list">
      <style:text-properties style:font-name="Arial2" fo:font-family="Arial" style:font-family-generic="swiss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0pt" fo:font-style="italic" style:font-size-asian="10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name-complex="Tahoma2" style:font-family-complex="Tahoma"/>
    </style:style>
    <style:style style:name="Ответственные" style:family="paragraph" style:parent-style-name="Standard">
      <style:paragraph-properties fo:margin-left="5.001cm" fo:margin-right="0cm" fo:margin-top="0cm" fo:margin-bottom="0cm" loext:contextual-spacing="false" fo:text-align="justify" style:justify-single-word="false" fo:text-indent="1.501cm" style:auto-text-indent="false" fo:keep-with-next="always"/>
      <style:text-properties style:font-name="Arial1" fo:font-family="Arial" style:font-family-generic="swiss" style:font-pitch="variable" fo:language="en" fo:country="US"/>
    </style:style>
    <style:style style:name="Приложение" style:family="paragraph" style:parent-style-name="Title" style:next-style-name="Subtitle">
      <style:paragraph-properties fo:margin-top="0.212cm" fo:margin-bottom="0.106cm" loext:contextual-spacing="false" fo:text-align="end" style:justify-single-word="false" fo:orphans="0" fo:widows="0">
        <style:tab-stops>
          <style:tab-stop style:position="16.002cm"/>
        </style:tab-stops>
      </style:paragraph-properties>
      <style:text-properties fo:font-size="12pt" fo:font-weight="normal" style:font-size-asian="12pt" style:font-weight-asian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2cm" fo:margin-left="2.501cm" fo:margin-right="2.501cm" style:writing-mode="lr-tb" style:layout-grid-color="#c0c0c0" style:layout-grid-lines="28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Роберт Бикмансуров</meta:initial-creator>
    <meta:creation-date>2007-04-28T15:41:40</meta:creation-date>
    <dc:creator>Роберт Мулланурович Бикмансуров</dc:creator>
    <dc:date>2017-01-26T17:46:42.132983407</dc:date>
    <meta:printed-by>Роберт Мулланурович Бикмансуров</meta:printed-by>
    <meta:print-date>2017-01-26T15:30:32.424599166</meta:print-date>
    <meta:editing-cycles>41</meta:editing-cycles>
    <meta:editing-duration>PT3H34M20S</meta:editing-duration>
    <meta:document-statistic meta:table-count="2" meta:image-count="0" meta:object-count="2" meta:page-count="1" meta:paragraph-count="14" meta:word-count="32" meta:character-count="267" meta:non-whitespace-character-count="247"/>
    <meta:user-defined meta:name="Info 1"/>
    <meta:user-defined meta:name="Info 2"/>
    <meta:user-defined meta:name="Info 3"/>
    <meta:user-defined meta:name="Info 4"/>
  </office:meta>
</office:document-meta>
</file>